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" style:font-adornments="Regular" style:font-pitch="variable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System Font Regular" svg:font-family="'System Font Regular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System Font Regular1" svg:font-family="'System Font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ree_20_Form">
      <style:text-properties fo:font-size="13pt" style:font-size-asian="13pt" style:font-size-complex="13pt"/>
    </style:style>
    <style:style style:name="P2" style:family="paragraph" style:parent-style-name="Free_20_Form">
      <style:paragraph-properties fo:margin-top="0cm" fo:margin-bottom="0.212cm"/>
    </style:style>
    <style:style style:name="P3" style:family="paragraph" style:parent-style-name="Default_20_Style">
      <style:paragraph-properties style:line-height-at-least="0.176cm"/>
    </style:style>
    <style:style style:name="P4" style:family="paragraph" style:parent-style-name="Default_20_Style">
      <style:paragraph-properties style:line-height-at-least="0.176cm"/>
      <style:text-properties fo:font-size="14pt" style:font-size-asian="14pt" style:font-size-complex="14pt"/>
    </style:style>
    <style:style style:name="P5" style:family="paragraph" style:parent-style-name="Default_20_Style">
      <style:text-properties style:font-name="Arial1" fo:font-size="24pt" fo:language="en" fo:country="US" fo:font-weight="bold" style:font-size-asian="24pt" style:font-weight-asian="bold" style:font-size-complex="24pt" style:font-weight-complex="bold"/>
    </style:style>
    <style:style style:name="P6" style:family="paragraph" style:parent-style-name="Default_20_Style">
      <style:paragraph-properties style:line-height-at-least="0.176cm"/>
      <style:text-properties style:font-name="Arial1" fo:font-size="18pt" fo:language="en" fo:country="US" style:text-underline-style="solid" style:text-underline-width="auto" style:text-underline-color="#000000" fo:font-weight="bold" style:font-size-asian="18pt" style:font-weight-asian="bold" style:font-size-complex="18pt" style:font-weight-complex="bold"/>
    </style:style>
    <style:style style:name="P7" style:family="paragraph" style:parent-style-name="Default_20_Style">
      <style:paragraph-properties style:line-height-at-least="0.176cm"/>
      <style:text-properties style:font-name="Arial1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Default_20_Style">
      <style:paragraph-properties style:line-height-at-least="0.176cm"/>
      <style:text-properties style:font-name="Arial1" fo:font-size="14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Default_20_Style">
      <style:paragraph-properties fo:margin-top="0cm" fo:margin-bottom="0cm"/>
    </style:style>
    <style:style style:name="P10" style:family="paragraph" style:parent-style-name="Default_20_Style">
      <style:paragraph-properties fo:margin-top="0cm" fo:margin-bottom="0cm" fo:line-height="150%"/>
    </style:style>
    <style:style style:name="P11" style:family="paragraph" style:parent-style-name="Default_20_Style">
      <style:paragraph-properties fo:margin-top="0cm" fo:margin-bottom="0cm"/>
      <style:text-properties fo:font-size="13pt" style:font-size-asian="13pt" style:font-size-complex="13pt"/>
    </style:style>
    <style:style style:name="P12" style:family="paragraph" style:parent-style-name="Default_20_Style">
      <style:paragraph-properties fo:margin-top="0cm" fo:margin-bottom="0cm"/>
      <style:text-properties fo:font-size="13pt" fo:language="en" fo:country="US" style:font-size-asian="13pt" style:font-size-complex="13pt"/>
    </style:style>
    <style:style style:name="P13" style:family="paragraph" style:parent-style-name="Default_20_Style">
      <style:paragraph-properties fo:margin-top="0cm" fo:margin-bottom="0cm"/>
      <style:text-properties style:font-name="Arial1" fo:font-size="18pt" fo:language="en" fo:country="US" style:text-underline-style="solid" style:text-underline-width="auto" style:text-underline-color="#000000" fo:font-weight="bold" style:font-size-asian="18pt" style:font-weight-asian="bold" style:font-size-complex="18pt" style:font-weight-complex="bold"/>
    </style:style>
    <style:style style:name="P14" style:family="paragraph" style:parent-style-name="Default_20_Style">
      <style:paragraph-properties fo:margin-top="0cm" fo:margin-bottom="0cm"/>
      <style:text-properties style:font-name="Arial1" fo:font-size="13pt" fo:language="en" fo:country="US" fo:font-weight="bold" style:font-size-asian="13pt" style:font-weight-asian="bold" style:font-size-complex="13pt" style:font-weight-complex="bold"/>
    </style:style>
    <style:style style:name="P15" style:family="paragraph" style:parent-style-name="Default_20_Style">
      <style:paragraph-properties fo:margin-top="0.7cm" fo:margin-bottom="0cm"/>
      <style:text-properties fo:font-size="15pt" style:font-size-asian="15pt" style:font-size-complex="15pt"/>
    </style:style>
    <style:style style:name="P16" style:family="paragraph" style:parent-style-name="Default_20_Style" style:master-page-name="Standard">
      <style:paragraph-properties style:page-number="auto"/>
      <style:text-properties style:font-name="Arial1" fo:font-size="24pt" fo:language="en" fo:country="US" fo:font-weight="bold" style:font-size-asian="24pt" style:font-weight-asian="bold" style:font-size-complex="24pt" style:font-weight-complex="bold"/>
    </style:style>
    <style:style style:name="P17" style:family="paragraph" style:parent-style-name="Default_20_Style" style:list-style-name="WWNum4">
      <style:paragraph-properties fo:margin-top="0cm" fo:margin-bottom="0cm"/>
    </style:style>
    <style:style style:name="P18" style:family="paragraph" style:parent-style-name="Free_20_Form" style:list-style-name="WWNum2">
      <style:paragraph-properties fo:margin-top="0cm" fo:margin-bottom="0.212cm"/>
    </style:style>
    <style:style style:name="T1" style:family="text">
      <style:text-properties style:font-name="Arial1" fo:font-size="18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18pt" fo:language="fr" fo:country="FR" fo:font-weight="bold" style:font-size-asian="18pt" style:font-weight-asian="bold" style:font-size-complex="18pt" style:font-weight-complex="bold"/>
    </style:style>
    <style:style style:name="T3" style:family="text">
      <style:text-properties style:font-name="Arial1" fo:language="en" fo:country="US" fo:font-weight="bold" style:font-weight-asian="bold" style:font-weight-complex="bold"/>
    </style:style>
    <style:style style:name="T4" style:family="text">
      <style:text-properties style:font-name="Arial1" fo:language="en" fo:country="US" fo:font-weight="bold" style:font-name-asian="Arial3" style:font-weight-asian="bold" style:font-name-complex="Arial3" style:font-weight-complex="bold"/>
    </style:style>
    <style:style style:name="T5" style:family="text">
      <style:text-properties style:font-name="Arial1" fo:language="en" fo:country="US" fo:font-weight="normal" style:font-weight-asian="normal" style:font-weight-complex="normal"/>
    </style:style>
    <style:style style:name="T6" style:family="text">
      <style:text-properties style:font-name="Arial1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style:font-name="Arial1" fo:font-size="13pt" fo:language="en" fo:country="US" fo:font-weight="normal" style:font-size-asian="13pt" style:font-weight-asian="normal" style:font-size-complex="13pt" style:font-weight-complex="normal"/>
    </style:style>
    <style:style style:name="T8" style:family="text">
      <style:text-properties style:font-name="Arial1" fo:font-size="13pt" fo:language="en" fo:country="US" fo:font-weight="normal" style:font-name-asian="Arial3" style:font-size-asian="13pt" style:font-weight-asian="normal" style:font-name-complex="Arial3" style:font-size-complex="13pt" style:font-weight-complex="normal"/>
    </style:style>
    <style:style style:name="T9" style:family="text">
      <style:text-properties style:font-name="Arial1" fo:font-size="13pt" fo:language="en" fo:country="US" fo:font-weight="bold" style:font-size-asian="13pt" style:font-weight-asian="bold" style:font-size-complex="13pt" style:font-weight-complex="bold"/>
    </style:style>
    <style:style style:name="T10" style:family="text">
      <style:text-properties style:font-name="Arial1" fo:font-size="13pt" fo:language="en" fo:country="US" fo:font-weight="bold" style:font-name-asian="Arial3" style:font-size-asian="13pt" style:font-weight-asian="bold" style:font-name-complex="Arial3" style:font-size-complex="13pt" style:font-weight-complex="bold"/>
    </style:style>
    <style:style style:name="T11" style:family="text">
      <style:text-properties style:font-name="Arial1" fo:font-size="13pt" fo:language="en" fo:country="US" style:text-underline-style="none" fo:font-weight="normal" style:font-size-asian="13pt" style:font-weight-asian="normal" style:font-size-complex="13pt" style:font-weight-complex="normal"/>
    </style:style>
    <style:style style:name="T12" style:family="text">
      <style:text-properties style:font-name="Arial1" fo:font-size="13pt" fo:language="fr" fo:country="FR" fo:font-weight="normal" style:font-size-asian="13pt" style:font-weight-asian="normal" style:font-size-complex="13pt" style:font-weight-complex="normal"/>
    </style:style>
    <style:style style:name="T13" style:family="text">
      <style:text-properties style:font-name="Arial1" fo:font-size="15pt" fo:language="en" fo:country="US" fo:font-weight="bold" style:font-size-asian="15pt" style:font-weight-asian="bold" style:font-size-complex="15pt" style:font-weight-complex="bold"/>
    </style:style>
    <style:style style:name="T14" style:family="text">
      <style:text-properties fo:color="#722cfd" style:font-name="Arial1" fo:font-size="13pt" fo:language="en" fo:country="US" style:text-underline-style="solid" style:text-underline-width="auto" style:text-underline-color="#000000" fo:font-weight="bold" style:font-size-asian="13pt" style:font-weight-asian="bold" style:font-size-complex="13pt" style:font-weight-complex="bold"/>
    </style:style>
    <style:style style:name="T15" style:family="text">
      <style:text-properties fo:color="#722cfd" style:font-name="Arial1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16" style:family="text">
      <style:text-properties fo:color="#722cfd" style:font-name="Arial1" fo:font-size="13pt" fo:language="fr" fo:country="FR" style:text-underline-style="solid" style:text-underline-width="auto" style:text-underline-color="#000000" fo:font-weight="bold" style:font-size-asian="13pt" style:font-weight-asian="bold" style:font-size-complex="13pt" style:font-weight-complex="bold"/>
    </style:style>
    <style:style style:name="T17" style:family="text">
      <style:text-properties fo:color="#99284c" style:font-name="Arial1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style:font-name="Arial1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20" style:family="text">
      <style:text-properties fo:color="#000000" style:font-name="Arial1" fo:font-size="13pt" fo:language="en" fo:country="US" style:text-underline-style="none" fo:font-weight="normal" style:font-size-asian="13pt" style:font-weight-asian="normal" style:font-size-complex="13pt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position="0% 100%" style:font-name="Arial1" fo:font-size="13pt" fo:letter-spacing="normal" fo:language="en" fo:country="US" style:text-underline-style="none" fo:font-weight="bold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position="0% 100%" style:font-name="Arial1" fo:font-size="13pt" fo:letter-spacing="normal" fo:language="en" fo:country="US" style:text-underline-style="none" fo:font-weight="normal" style:font-size-asian="13pt" style:font-weight-asian="normal" style:font-size-complex="13pt" style:font-weight-complex="normal"/>
    </style:style>
    <style:style style:name="T23" style:family="text">
      <style:text-properties fo:font-variant="normal" fo:text-transform="none" fo:color="#000000" style:text-outline="false" style:text-line-through-style="none" style:text-position="0% 100%" style:font-name="Arial1" fo:font-size="15pt" fo:letter-spacing="normal" fo:language="en" fo:country="US" style:text-underline-style="none" fo:font-weight="normal" style:font-size-asian="15pt" style:font-weight-asian="normal" style:font-size-complex="15pt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position="0% 100%" style:font-name="Arial1" fo:font-size="16pt" fo:letter-spacing="normal" fo:language="en" fo:country="US" style:text-underline-style="none" fo:font-weight="normal" style:font-size-asian="16pt" style:font-weight-asian="normal" style:font-size-complex="16pt" style:font-weight-complex="normal"/>
    </style:style>
    <style:style style:name="T25" style:family="text">
      <style:text-properties fo:color="#0066cc" style:font-name="Arial1" fo:font-size="15pt" fo:language="fr" fo:country="FR" style:text-underline-style="none" fo:font-weight="normal" style:font-size-asian="15pt" style:font-weight-asian="normal" style:font-size-complex="15pt" style:font-weight-complex="normal"/>
    </style:style>
    <style:style style:name="T26" style:family="text">
      <style:text-properties fo:color="#0066cc" style:font-name="Arial1" fo:font-size="13pt" fo:language="en" fo:country="US" fo:font-weight="bold" style:font-size-asian="13pt" style:font-weight-asian="bold" style:font-size-complex="13pt" style:font-weight-complex="bold"/>
    </style:style>
    <style:style style:name="T27" style:family="text">
      <style:text-properties fo:color="#0066cc" style:font-name="Arial1" fo:font-size="13pt" fo:language="en" fo:country="US" style:text-underline-style="solid" style:text-underline-width="auto" style:text-underline-color="#000000" fo:font-weight="bold" style:font-size-asian="13pt" style:font-weight-asian="bold" style:font-size-complex="13pt" style:font-weight-complex="bold"/>
    </style:style>
    <style:style style:name="T28" style:family="text">
      <style:text-properties fo:color="#0066cc" style:font-name="Arial1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29" style:family="text">
      <style:text-properties fo:color="#0066cc" style:font-name="Arial1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T30" style:family="text">
      <style:text-properties fo:color="#0066cc" style:font-name="Arial" fo:font-size="13pt" fo:language="en" fo:country="US" fo:font-weight="bold" style:font-size-asian="13pt" style:font-weight-asian="bold" style:font-size-complex="13pt" style:font-weight-complex="bold"/>
    </style:style>
    <style:style style:name="T31" style:family="text">
      <style:text-properties fo:color="#0066cc" style:font-name="Arial2" fo:font-size="13pt" fo:language="en" fo:country="US" fo:font-weight="bold" style:font-size-asian="13pt" style:font-weight-asian="bold" style:font-size-complex="13pt" style:font-weight-complex="bold"/>
    </style:style>
    <style:style style:name="T32" style:family="text">
      <style:text-properties fo:color="#0066cc" style:font-name="Arial2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33" style:family="text">
      <style:text-properties fo:color="#0066cc" style:font-name="Arial2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T34" style:family="text">
      <style:text-properties fo:color="#0066cc" style:font-name="Arial2" fo:font-size="13pt" fo:language="fr" fo:country="FR" fo:font-weight="bold" style:font-size-asian="13pt" style:font-weight-asian="bold" style:font-size-complex="13pt" style:font-weight-complex="bold"/>
    </style:style>
    <style:style style:name="T35" style:family="text">
      <style:text-properties fo:color="#0066cc" style:font-name="Arial2"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5">Graeme Thornber</text:p>
      <text:p text:style-name="P15"><text:span text:style-name="T3">Mobile: <text:s text:c="2"/></text:span><text:span text:style-name="T5">+6421 0292 4529</text:span></text:p>
      <text:p text:style-name="P9"><text:span text:style-name="T13">E-mail: <text:s text:c="3"/></text:span><text:a xlink:type="simple" xlink:href="mailto:gdthornber@gmail.com" text:style-name="Internet_20_link" text:visited-style-name="Visited_20_Internet_20_Link"><text:span text:style-name="Hyperlink.0"><text:span text:style-name="T25">gdthornber@gmail.com</text:span></text:span></text:a></text:p>
      <text:p text:style-name="P9"><text:span text:style-name="T13">Website: </text:span><text:a xlink:type="simple" xlink:href="http://www.thornberrypie.com/" text:style-name="Internet_20_link" text:visited-style-name="Visited_20_Internet_20_Link"><text:span text:style-name="Hyperlink.0"><text:span text:style-name="T25">www.</text:span></text:span></text:a><text:a xlink:type="simple" xlink:href="http://www.thornberrypie.com/" text:style-name="Internet_20_link" text:visited-style-name="Visited_20_Internet_20_Link"><text:span text:style-name="Hyperlink.0"><text:span text:style-name="T25">thornberrypie.com</text:span></text:span></text:a></text:p>
      <text:p text:style-name="P9"/>
      <text:p text:style-name="P3"/>
      <text:p text:style-name="P3"/>
      <text:p text:style-name="P6">Profile</text:p>
      <text:p text:style-name="P7"/>
      <text:p text:style-name="P7">Full-Stack Open-Source Web Developer with 12 solid years experience building and maintaining modern web applications in Auckland, Wellington and Bonn, Germany.</text:p>
      <text:p text:style-name="P7">I've worked with some of New Zealand’s top digital and design agencies on a range of projects with local and global clients. I write extensible, readable, reusable code in a variety of open-source languages, using a flexible array of Javascript and PHP-based CMS frameworks.</text:p>
      <text:p text:style-name="P7">I'm also a musician and actor, playing mainly guitar and anything else with strings including piano. In 2018 I acted with Whitianga's Offbeat Theatre in my 5th play, and co-founded a local improv theatre group.</text:p>
      <text:p text:style-name="P7"/>
      <text:p text:style-name="P7"/>
      <text:p text:style-name="P6">Education</text:p>
      <text:p text:style-name="P6"/>
      <text:p text:style-name="P8">2005 – 2006 <text:s/><text:tab/>Natcoll (Auckland, New Zealand)</text:p>
      <text:p text:style-name="P4"><text:span text:style-name="T4"><text:tab/><text:tab/><text:tab/></text:span><text:span text:style-name="T8">Diploma in Web Development</text:span></text:p>
      <text:p text:style-name="P8">1992 – 1996 <text:tab/>Howick College (Auckland, New Zealand)</text:p>
      <text:p text:style-name="P4"><text:span text:style-name="T10"><text:tab/><text:tab/><text:tab/></text:span><text:span text:style-name="T8">English, Computer Studies, Drama, Music, Japanese</text:span></text:p>
      <text:p text:style-name="P9"><text:soft-page-break/></text:p>
      <text:p text:style-name="P9"/>
      <text:p text:style-name="P9"/>
      <text:p text:style-name="P13">Employment History</text:p>
      <text:p text:style-name="P9"/>
      <text:p text:style-name="P9"/>
      <text:p text:style-name="P11"><text:span text:style-name="T3">2017 - </text:span><text:span text:style-name="T4">2018</text:span></text:p>
      <text:p text:style-name="P14">Senior Remote Developer</text:p>
      <text:p text:style-name="P9"><text:span text:style-name="T9">DNA (Auckland, NZ) </text:span><text:a xlink:type="simple" xlink:href="https://www.dna.co.nz/" text:style-name="Internet_20_link" text:visited-style-name="Visited_20_Internet_20_Link"><text:span text:style-name="Link"><text:span text:style-name="T30">www.dna.co.nz</text:span></text:span></text:a></text:p>
      <text:p text:style-name="P9"><text:span text:style-name="T7">Working remotely in an Agile environment for clients mainly in the public sector on Silverstripe's CWP platform: </text:span><text:a xlink:type="simple" xlink:href="https://www.business.govt.nz/" text:style-name="Internet_20_link" text:visited-style-name="Visited_20_Internet_20_Link"><text:span text:style-name="T35">www.business.govt.nz</text:span></text:a><text:span text:style-name="T31">, www.</text:span><text:a xlink:type="simple" xlink:href="https://fma.govt.nz/" text:style-name="Internet_20_link" text:visited-style-name="Visited_20_Internet_20_Link"><text:span text:style-name="T35">fma.govt.nz</text:span></text:a><text:span text:style-name="T31">, </text:span><text:a xlink:type="simple" xlink:href="https://www.gccrs.govt.nz/" text:style-name="Internet_20_link" text:visited-style-name="Visited_20_Internet_20_Link"><text:span text:style-name="T35">www.gccrs.govt.nz</text:span></text:a><text:span text:style-name="T31">, </text:span><text:a xlink:type="simple" xlink:href="https://www.greatjourneysofnz.co.nz/" text:style-name="Internet_20_link" text:visited-style-name="Visited_20_Internet_20_Link"><text:span text:style-name="Hyperlink.1"><text:span text:style-name="T35">www.greatjourneysofnz.co.nz</text:span></text:span></text:a><text:span text:style-name="Hyperlink.1"><text:span text:style-name="T32">,</text:span></text:span><text:span text:style-name="T31"> </text:span><text:span text:style-name="Hyperlink.2"><text:span text:style-name="T32">www.immigration.govt.nz, </text:span></text:span><text:a xlink:type="simple" xlink:href="https://www.pikeriverrecovery.govt.nz/" text:style-name="Internet_20_link" text:visited-style-name="Visited_20_Internet_20_Link"><text:span text:style-name="Hyperlink.2"><text:span text:style-name="T35">www.pikeriverrecovery.govt.nz</text:span></text:span></text:a><text:span text:style-name="Hyperlink.2"><text:span text:style-name="T32">, </text:span></text:span><text:a xlink:type="simple" xlink:href="https://www.rideforever.co.nz/" text:style-name="Internet_20_link" text:visited-style-name="Visited_20_Internet_20_Link"><text:span text:style-name="Hyperlink.2"><text:span text:style-name="T35">www.rideforever.co.nz</text:span></text:span></text:a><text:span text:style-name="Hyperlink.2"><text:span text:style-name="T32">, www.sportnz.org.nz, </text:span></text:span><text:a xlink:type="simple" xlink:href="https://www.tenancy.govt.nz/" text:style-name="Internet_20_link" text:visited-style-name="Visited_20_Internet_20_Link"><text:span text:style-name="T31">www.tenancy.govt.nz</text:span></text:a></text:p>
      <text:p text:style-name="P12"/>
      <text:p text:style-name="P12"/>
      <text:p text:style-name="P14">2016</text:p>
      <text:p text:style-name="P14">Lead Developer</text:p>
      <text:p text:style-name="P9"><text:span text:style-name="T9">Spitfire: The Digital Agency (Auckland, NZ) </text:span><text:a xlink:type="simple" xlink:href="http://www.spitfire.co.nz/" text:style-name="Internet_20_link" text:visited-style-name="Visited_20_Internet_20_Link"><text:span text:style-name="Hyperlink.3"><text:span text:style-name="T27">www.spitfire.co.nz</text:span></text:span></text:a></text:p>
      <text:p text:style-name="P9"><text:span text:style-name="None"><text:span text:style-name="T7">Managing contractors and working across many projects and platforms, mainly with Concrete5 CMS.</text:span></text:span></text:p>
      <text:p text:style-name="P9"><text:span text:style-name="None"><text:span text:style-name="T27">www.</text:span></text:span><text:a xlink:type="simple" xlink:href="http://www.roche.co.nz/" text:style-name="Internet_20_link" text:visited-style-name="Visited_20_Internet_20_Link"><text:span text:style-name="Hyperlink.4"><text:span text:style-name="T27">roche.co.</text:span></text:span></text:a><text:a xlink:type="simple" xlink:href="http://www.roche.co.nz/" text:style-name="Internet_20_link" text:visited-style-name="Visited_20_Internet_20_Link"><text:span text:style-name="None"><text:span text:style-name="T27">nz</text:span></text:span></text:a><text:span text:style-name="None"><text:span text:style-name="T28">, </text:span></text:span><text:a xlink:type="simple" xlink:href="http://www.cancerinfo.co.nz/" text:style-name="Internet_20_link" text:visited-style-name="Visited_20_Internet_20_Link"><text:span text:style-name="Hyperlink.5"><text:span text:style-name="T27">www.cancerinfo.co.nz</text:span></text:span></text:a><text:span text:style-name="None"><text:span text:style-name="T28">, </text:span></text:span><text:a xlink:type="simple" xlink:href="https://www.chelsea.co.nz/" text:style-name="Internet_20_link" text:visited-style-name="Visited_20_Internet_20_Link"><text:span text:style-name="Hyperlink.4"><text:span text:style-name="T27">www.chelsea.co.nz</text:span></text:span></text:a></text:p>
      <text:p text:style-name="P11"/>
      <text:p text:style-name="P11"/>
      <text:p text:style-name="P9"><text:span text:style-name="None"><text:span text:style-name="T9">2014 – 2015</text:span></text:span></text:p>
      <text:p text:style-name="P9"><text:span text:style-name="None"><text:span text:style-name="T9">Freelance Developer (Auckland, NZ) </text:span></text:span><text:a xlink:type="simple" xlink:href="http://www.graemethornber.com/" text:style-name="Internet_20_link" text:visited-style-name="Visited_20_Internet_20_Link"><text:span text:style-name="Hyperlink.6"><text:span text:style-name="T14">www.graemethornber.com</text:span></text:span></text:a></text:p>
      <text:p text:style-name="P9"><text:span text:style-name="None"><text:span text:style-name="T7">Working with a variety of technology stacks for digital agencies including:</text:span></text:span></text:p>
      <text:p text:style-name="P9"><text:a xlink:type="simple" xlink:href="http://www.colensobbdo.co.nz/" text:style-name="Internet_20_link" text:visited-style-name="Visited_20_Internet_20_Link"><text:span text:style-name="Hyperlink.7"><text:span text:style-name="T34">Colenso BBDO</text:span></text:span></text:a><text:span text:style-name="None"><text:span text:style-name="T33">, </text:span></text:span><text:a xlink:type="simple" xlink:href="http://www.rapp.co.nz/" text:style-name="Internet_20_link" text:visited-style-name="Visited_20_Internet_20_Link"><text:span text:style-name="Hyperlink.8"><text:span text:style-name="T34">RAPP (DDB)</text:span></text:span></text:a><text:span text:style-name="None"><text:span text:style-name="T33">, </text:span></text:span><text:a xlink:type="simple" xlink:href="http://icg.co.nz/" text:style-name="Internet_20_link" text:visited-style-name="Visited_20_Internet_20_Link"><text:span text:style-name="Hyperlink.8"><text:span text:style-name="T34">Image Center Group</text:span></text:span></text:a><text:span text:style-name="None"><text:span text:style-name="T33">, </text:span></text:span><text:a xlink:type="simple" xlink:href="http://idesignmedia.co.nz/" text:style-name="Internet_20_link" text:visited-style-name="Visited_20_Internet_20_Link"><text:span text:style-name="Hyperlink.8"><text:span text:style-name="T34">iDesignMedia</text:span></text:span></text:a><text:span text:style-name="None"><text:span text:style-name="T33">, </text:span></text:span><text:a xlink:type="simple" xlink:href="http://www.insightcreative.co.nz/" text:style-name="Internet_20_link" text:visited-style-name="Visited_20_Internet_20_Link"><text:span text:style-name="Hyperlink.8"><text:span text:style-name="T34">Insight Creative</text:span></text:span></text:a><text:span text:style-name="None"><text:span text:style-name="T33">, </text:span></text:span><text:a xlink:type="simple" xlink:href="https://www.jwt.com/en/newzealand" text:style-name="Internet_20_link" text:visited-style-name="Visited_20_Internet_20_Link"><text:span text:style-name="None"><text:span text:style-name="T35">J. Walter Thompson</text:span></text:span></text:a><text:span text:style-name="None"><text:span text:style-name="T33">, </text:span></text:span><text:a xlink:type="simple" xlink:href="http://www.satellitemedia.co.nz/" text:style-name="Internet_20_link" text:visited-style-name="Visited_20_Internet_20_Link"><text:span text:style-name="Hyperlink.8"><text:span text:style-name="T34">Satellite Media</text:span></text:span></text:a><text:span text:style-name="None"><text:span text:style-name="T33">, </text:span></text:span><text:a xlink:type="simple" xlink:href="http://www.touchcast.co.nz/" text:style-name="Internet_20_link" text:visited-style-name="Visited_20_Internet_20_Link"><text:span text:style-name="Hyperlink.8"><text:span text:style-name="T34">Touchcast</text:span></text:span></text:a></text:p>
      <text:p text:style-name="P9"><text:span text:style-name="None"><text:span text:style-name="T29"/></text:span></text:p>
      <text:p text:style-name="P11"/>
      <text:p text:style-name="P9"><text:span text:style-name="None"><text:span text:style-name="T9">2011 – 2013</text:span></text:span></text:p>
      <text:p text:style-name="P9"><text:span text:style-name="None"><text:span text:style-name="T9">Senior PHP Developer</text:span></text:span></text:p>
      <text:p text:style-name="P9"><text:span text:style-name="None"><text:span text:style-name="T9">Scopevisio AG (Bonn, Germany) - </text:span></text:span><text:a xlink:type="simple" xlink:href="https://www.scopevisio.com/" text:style-name="Internet_20_link" text:visited-style-name="Visited_20_Internet_20_Link"><text:span text:style-name="Hyperlink.0"><text:span text:style-name="T16">www.scopevisio.com</text:span></text:span></text:a></text:p>
      <text:p text:style-name="P9"><text:span text:style-name="None"><text:span text:style-name="T7">Building and maintaining the company's website in Drupal using Web Services with REST, SOAP, JSON and XML while also gaining an advanced knowledge of SEO.</text:span></text:span></text:p>
      <text:p text:style-name="P9"><text:a xlink:type="simple" xlink:href="https://www.scopevisio.com/" text:style-name="Internet_20_link" text:visited-style-name="Visited_20_Internet_20_Link"><text:span text:style-name="Hyperlink.0"><text:span text:style-name="T16">www.scopevisio.com</text:span></text:span></text:a><text:span text:style-name="None"><text:span text:style-name="T26">, </text:span></text:span><text:a xlink:type="simple" xlink:href="https://www.centerdevice.de/" text:style-name="Internet_20_link" text:visited-style-name="Visited_20_Internet_20_Link"><text:span text:style-name="Hyperlink.0"><text:span text:style-name="T16">www.centerdevice.de</text:span></text:span></text:a></text:p>
      <text:p text:style-name="P11"/>
      <text:p text:style-name="P9"><text:soft-page-break/><text:span text:style-name="Hyperlink.0"><text:span text:style-name="T16"/></text:span></text:p>
      <text:p text:style-name="P9"><text:span text:style-name="None"><text:span text:style-name="T9"/></text:span></text:p>
      <text:p text:style-name="P9"><text:span text:style-name="None"><text:span text:style-name="T9"/></text:span></text:p>
      <text:p text:style-name="P9"><text:span text:style-name="None"><text:span text:style-name="T9">2010 – 2011</text:span></text:span></text:p>
      <text:p text:style-name="P9"><text:span text:style-name="None"><text:span text:style-name="T9">Lead Developer / Project Manager</text:span></text:span></text:p>
      <text:p text:style-name="P9"><text:span text:style-name="None"><text:span text:style-name="T9">+The Church+ (Wellington, NZ) - </text:span></text:span><text:a xlink:type="simple" xlink:href="http://www.thechurch.co.nz/" text:style-name="Internet_20_link" text:visited-style-name="Visited_20_Internet_20_Link"><text:span text:style-name="Hyperlink.0"><text:span text:style-name="T16">www.thechurch.co.nz</text:span></text:span></text:a></text:p>
      <text:p text:style-name="P9"><text:span text:style-name="None"><text:span text:style-name="T7">Building custom Wordpress themes and plugins for local and international clients, I took sole ownership of many projects - from initial scoping and architecture to building, deploying and maintaining bespoke content-management driven web applications.</text:span></text:span></text:p>
      <text:p text:style-name="P9"><text:span text:style-name="None"><text:span text:style-name="T19">Ngati Toa Rangatira, NZSO, RJ's Licorice, Toi Whakaari, Toyota</text:span></text:span></text:p>
      <text:p text:style-name="P9"><text:span text:style-name="None"><text:span text:style-name="T9"/></text:span></text:p>
      <text:p text:style-name="P11"/>
      <text:p text:style-name="P9"><text:span text:style-name="None"><text:span text:style-name="T9">2008 – 2010</text:span></text:span></text:p>
      <text:p text:style-name="P9"><text:span text:style-name="None"><text:span text:style-name="T9">Front End Developer</text:span></text:span></text:p>
      <text:p text:style-name="P9"><text:span text:style-name="None"><text:span text:style-name="T9">Solutionists (Auckland, NZ) - </text:span></text:span><text:a xlink:type="simple" xlink:href="http://www.solutionists.co.nz/" text:style-name="Internet_20_link" text:visited-style-name="Visited_20_Internet_20_Link"><text:span text:style-name="Hyperlink.0"><text:span text:style-name="T16">www.solutionists.co.nz</text:span></text:span></text:a></text:p>
      <text:p text:style-name="P9"><text:span text:style-name="None"><text:span text:style-name="T7">During my time at Solutionists I worked on 50+ projects: from building HTML email templates and brochure campaigns to full corporate E-Commerce solutions for clients such as:.</text:span></text:span></text:p>
      <text:p text:style-name="P11"><text:span text:style-name="None"><text:span text:style-name="T3">Barkers, Huffer, Ministry of Health, Overland Footwear, Random House</text:span></text:span></text:p>
      <text:p text:style-name="P11"/>
      <text:p text:style-name="P11"/>
      <text:p text:style-name="P9"><text:span text:style-name="None"><text:span text:style-name="T9">2007 – 2008</text:span></text:span></text:p>
      <text:p text:style-name="P9"><text:span text:style-name="None"><text:span text:style-name="T9">Freelance Developer (Auckland, NZ) - </text:span></text:span><text:a xlink:type="simple" xlink:href="http://www.graemethornber.com/" text:style-name="Internet_20_link" text:visited-style-name="Visited_20_Internet_20_Link"><text:span text:style-name="Hyperlink.6"><text:span text:style-name="T14">www.graemethornber.com</text:span></text:span></text:a></text:p>
      <text:p text:style-name="P9"><text:span text:style-name="None"><text:span text:style-name="T7">After completing my Diploma in 2006 I made the transition from hospitality to the web industry contracting for clie</text:span></text:span><text:span text:style-name="None"><text:span text:style-name="T11">n</text:span></text:span><text:span text:style-name="None"><text:span text:style-name="T20">ts in Auckland including</text:span></text:span></text:p>
      <text:p text:style-name="P9"><text:span text:style-name="Hyperlink.9"><text:span text:style-name="T19">Zest Media</text:span></text:span><text:span text:style-name="None"><text:span text:style-name="T20"> and </text:span></text:span><text:span text:style-name="Hyperlink.9"><text:span text:style-name="T19">Brown Paper Bag</text:span></text:span><text:span text:style-name="T18">.</text:span></text:p>
      <text:p text:style-name="P11"/>
      <text:p text:style-name="P11"/>
      <text:p text:style-name="P9"><text:span text:style-name="None"><text:span text:style-name="T9">1997 – 2006</text:span></text:span></text:p>
      <text:p text:style-name="P9"><text:span text:style-name="None"><text:span text:style-name="T9">Waiter, Bartender, Restaurant Supervisor, Event Manager </text:span></text:span></text:p>
      <text:p text:style-name="P9"><text:span text:style-name="None"><text:span text:style-name="T7">Bars, Restaurant and Events in Auckland:</text:span></text:span></text:p>
      <text:p text:style-name="P9"><text:span text:style-name="Hyperlink.4"><text:span text:style-name="T19">Horse &amp; Trap </text:span></text:span><text:span text:style-name="Hyperlink.4"><text:span text:style-name="T20">(Mt Eden)</text:span></text:span><text:span text:style-name="None"><text:span text:style-name="T20">,</text:span></text:span><text:span text:style-name="None"><text:span text:style-name="T19"> Kermadec</text:span></text:span><text:span text:style-name="None"><text:span text:style-name="T20"> (Viaduct)</text:span></text:span><text:span text:style-name="None"><text:span text:style-name="T19">, </text:span></text:span><text:span text:style-name="Hyperlink.5"><text:span text:style-name="T19">Kings Arms </text:span></text:span><text:span text:style-name="Hyperlink.5"><text:span text:style-name="T20">(Newton)</text:span></text:span><text:span text:style-name="None"><text:span text:style-name="T19">, Portofino </text:span></text:span><text:span text:style-name="None"><text:span text:style-name="T20">(Mission Bay), </text:span></text:span><text:span text:style-name="None"><text:span text:style-name="T19">Vivace</text:span></text:span><text:span text:style-name="None"><text:span text:style-name="T20"> (High St), </text:span></text:span><text:span text:style-name="None"><text:span text:style-name="T19">White Horse Inn</text:span></text:span><text:span text:style-name="None"><text:span text:style-name="T20"> (Pakuranga)</text:span></text:span></text:p>
      <text:p text:style-name="P9"><text:span text:style-name="None"><text:span text:style-name="T20">and London:</text:span></text:span></text:p>
      <text:p text:style-name="P9"><text:span text:style-name="Hyperlink.4"><text:span text:style-name="T19">The Feathers </text:span></text:span><text:span text:style-name="Hyperlink.4"><text:span text:style-name="T20">(Westminster)</text:span></text:span><text:span text:style-name="Hyperlink.4"><text:span text:style-name="T19">, </text:span></text:span><text:span text:style-name="None"><text:span text:style-name="T19"><text:s/></text:span></text:span><text:span text:style-name="Hyperlink.5"><text:span text:style-name="T19">The Jolly Garden</text:span></text:span><text:span text:style-name="None"><text:span text:style-name="T19">ers </text:span></text:span><text:span text:style-name="None"><text:span text:style-name="T20">(Putney)</text:span></text:span></text:p>
      <text:p text:style-name="P9"><text:span text:style-name="None"><text:span text:style-name="T17"/></text:span></text:p>
      <text:p text:style-name="P9"><text:soft-page-break/><text:span text:style-name="None"><text:span text:style-name="T17"/></text:span></text:p>
      <text:p text:style-name="P9"><text:span text:style-name="None"><text:span text:style-name="T17"/></text:span></text:p>
      <text:p text:style-name="P9"><text:span text:style-name="None"><text:span text:style-name="T2"/></text:span></text:p>
      <text:p text:style-name="P10"><text:span text:style-name="None"><text:span text:style-name="T2">Technical Skills</text:span></text:span></text:p>
      <text:list xml:id="list3188483987969618631" text:style-name="WWNum2">
        <text:list-header>
          <text:p text:style-name="P18"><text:span text:style-name="None"><text:span text:style-name="T21"/></text:span></text:p>
        </text:list-header>
      </text:list>
      <text:p text:style-name="P2"><text:span text:style-name="None"><text:span text:style-name="T21">Javascript</text:span></text:span><text:span text:style-name="None"><text:span text:style-name="T22">: jQuery, ES6, Node.js, Expres, ReactJS, AngularJS, Ember</text:span></text:span></text:p>
      <text:p text:style-name="P2"><text:span text:style-name="None"><text:span text:style-name="T21">CSS3</text:span></text:span><text:span text:style-name="None"><text:span text:style-name="T22">: SASS, LESS, Stylus, Flexbox, Compass, Normalize, PostCSS</text:span></text:span></text:p>
      <text:p text:style-name="P2"><text:span text:style-name="None"><text:span text:style-name="T21">HTML5</text:span></text:span><text:span text:style-name="None"><text:span text:style-name="T22">:, Bootstrap, Foundation, Pure, Twig, Mustache, Smarty</text:span></text:span></text:p>
      <text:p text:style-name="P2"><text:span text:style-name="None"><text:span text:style-name="T21">PHP7</text:span></text:span><text:span text:style-name="None"><text:span text:style-name="T22">: OOP, MVC, PSR-2, Laravel, Symfony, Zend, CodeIgniter, CakepHp</text:span></text:span></text:p>
      <text:p text:style-name="P2"><text:span text:style-name="None"><text:span text:style-name="T21">Data</text:span></text:span><text:span text:style-name="None"><text:span text:style-name="T22">: MySQL, XML, JSON, CSV, MongoDB, Mongoose, Firebase, HeidiSQL</text:span></text:span></text:p>
      <text:p text:style-name="P2"><text:span text:style-name="None"><text:span text:style-name="T21">CMS</text:span></text:span><text:span text:style-name="None"><text:span text:style-name="T22">: Silverstripe, Wordpress, Drupal, Bolt, Concrete5, Joomla, Typo3</text:span></text:span></text:p>
      <text:p text:style-name="P2"><text:span text:style-name="None"><text:span text:style-name="T21">Agile &amp; team tools</text:span></text:span><text:span text:style-name="None"><text:span text:style-name="T22">: Git, Slack, Jira, Confluence, Bitbucket, Basecamp, Trello</text:span></text:span></text:p>
      <text:p text:style-name="P2"><text:span text:style-name="None"><text:span text:style-name="T21">Accessibility</text:span></text:span><text:span text:style-name="None"><text:span text:style-name="T22">: WCAG2, WAI-ARIA, WebAIM, WAVE, Axe, NVDA, VoiceOver</text:span></text:span></text:p>
      <text:p text:style-name="P2"><text:span text:style-name="None"><text:span text:style-name="T21">CLI tools</text:span></text:span><text:span text:style-name="None"><text:span text:style-name="T22">: NPM, Composer, Gulp, Webpack, Yarn, Babel, Grunt, Bower</text:span></text:span></text:p>
      <text:p text:style-name="P2"><text:span text:style-name="None"><text:span text:style-name="T21">E-Commerce</text:span></text:span><text:span text:style-name="None"><text:span text:style-name="T22">: Magento, Zen Cart, Shopify, WooCommerce, BigCommerce</text:span></text:span></text:p>
      <text:p text:style-name="P2"><text:span text:style-name="None"><text:span text:style-name="T21">Design tools</text:span></text:span><text:span text:style-name="None"><text:span text:style-name="T22">: Sketch, InVision, Photoshop, Fireworks, InDesign, Illustrator</text:span></text:span></text:p>
      <text:p text:style-name="P2"><text:span text:style-name="None"><text:span text:style-name="T21">Animation</text:span></text:span><text:span text:style-name="None"><text:span text:style-name="T22">: CSS Transitions &amp; Keyframes, HTML5 Canvas, Flash Actionscript</text:span></text:span></text:p>
      <text:p text:style-name="P2"><text:span text:style-name="None"><text:span text:style-name="T21">Web Services</text:span></text:span><text:span text:style-name="None"><text:span text:style-name="T22">: AJAX, REST, cURL, AWS, Rackspace, <text:s/>SOAP, PEAR</text:span></text:span></text:p>
      <text:p text:style-name="P2"><text:span text:style-name="None"><text:span text:style-name="T21">Google</text:span></text:span><text:span text:style-name="None"><text:span text:style-name="T22">: Maps API, YouTube API, Search Console, Analytics, Adwords</text:span></text:span></text:p>
      <text:p text:style-name="P2"><text:span text:style-name="None"><text:span text:style-name="T21">E-mail / PDF</text:span></text:span><text:span text:style-name="None"><text:span text:style-name="T22">: Campaign Monitor, MailChimp, Litmus, Mandrill, CleverReach</text:span></text:span></text:p>
      <text:p text:style-name="P2"><text:span text:style-name="None"><text:span text:style-name="T21">Server setup</text:span></text:span><text:span text:style-name="None"><text:span text:style-name="T22">: Apache, Linux, DigitalOcean, MAMP, XAMPP, Plesk, cPanel</text:span></text:span></text:p>
      <text:p text:style-name="P2"><text:span text:style-name="None"><text:span text:style-name="T21">DevOps</text:span></text:span><text:span text:style-name="None"><text:span text:style-name="T22">: Capistrano, Jenkins, Beam, Beanstalk, Raygun, Graylog</text:span></text:span></text:p>
      <text:p text:style-name="P2"><text:span text:style-name="None"><text:span text:style-name="T21">IDEs</text:span></text:span><text:span text:style-name="None"><text:span text:style-name="T22">: Atom, Sublime Text, Xcode, PhpStorm, Notepad++, NetBeans, Eclipse</text:span></text:span></text:p>
      <text:p text:style-name="P2"><text:span text:style-name="None"><text:span text:style-name="T22"/></text:span></text:p>
      <text:p text:style-name="P2"><text:span text:style-name="None"><text:span text:style-name="T22"/></text:span></text:p>
      <text:p text:style-name="P2"><text:span text:style-name="None"><text:span text:style-name="T23">As well as the above I also have a very basic knowledge of</text:span></text:span><text:span text:style-name="None"><text:span text:style-name="T24">:</text:span></text:span></text:p>
      <text:p text:style-name="P2"><text:span text:style-name="None"><text:span text:style-name="T21">ASP.NET, C, C#, Java, Go, Python, Ruby, Swift</text:span></text:span></text:p>
      <text:p text:style-name="P2"><text:span text:style-name="None"><text:span text:style-name="T22"/></text:span></text:p>
      <text:p text:style-name="P2"><text:span text:style-name="None"><text:span text:style-name="T23">I'm currently learning:</text:span></text:span></text:p>
      <text:p text:style-name="P2"><text:span text:style-name="None"><text:span text:style-name="T21">Vue.js, TypeScript, Postgres, PostGIS and geospatial data mapping</text:span></text:span></text:p>
      <text:p text:style-name="P2"><text:span text:style-name="None"><text:span text:style-name="T22"/></text:span></text:p>
      <text:p text:style-name="P2"><text:soft-page-break/></text:p>
      <text:p text:style-name="P2"/>
      <text:p text:style-name="P2"/>
      <text:p text:style-name="P2"><text:span text:style-name="None"><text:span text:style-name="T1">Other skills:</text:span></text:span></text:p>
      <text:p text:style-name="P1"/>
      <text:list xml:id="list2210634228411246" text:style-name="WWNum4">
        <text:list-item>
          <text:p text:style-name="P17"><text:span text:style-name="None"><text:span text:style-name="T7">Mastery of English with excellent formal and creative writing skills</text:span></text:span></text:p>
        </text:list-item>
        <text:list-item>
          <text:p text:style-name="P17"><text:span text:style-name="None"><text:span text:style-name="T7">I'm involved in the theatre and run a bi-weekly improv group</text:span></text:span></text:p>
        </text:list-item>
        <text:list-item>
          <text:p text:style-name="P17"><text:span text:style-name="None"><text:span text:style-name="T7">Over 25 years experience playing guitar and other instruments</text:span></text:span></text:p>
        </text:list-item>
        <text:list-item>
          <text:p text:style-name="P17"><text:span text:style-name="None"><text:span text:style-name="T7">Can speak German and read / write Japanese</text:span></text:span></text:p>
        </text:list-item>
        <text:list-item>
          <text:p text:style-name="P17"><text:span text:style-name="None"><text:span text:style-name="T12">Wit, personality and a sense of humour</text:span></text:span></text:p>
        </text:list-item>
      </text:list>
      <text:p text:style-name="P9"/>
      <text:p text:style-name="P9"/>
      <text:p text:style-name="P9"/>
      <text:p text:style-name="P9"><text:span text:style-name="None"><text:span text:style-name="T6">Examples of my work can be found on my website at:</text:span></text:span></text:p>
      <text:p text:style-name="P9"><text:a xlink:type="simple" xlink:href="http://www.thornberrypie.com/" text:style-name="Internet_20_link" text:visited-style-name="Visited_20_Internet_20_Link"><text:span text:style-name="Hyperlink.10"><text:span text:style-name="T15">www.thornberrypie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" style:font-adornments="Regular" style:font-pitch="variable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System Font Regular" svg:font-family="'System Font Regular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System Font Regular1" svg:font-family="'System Font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NZ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NZ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5.91cm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Default_20_Style" style:display-name="Default Style" style:family="paragraph" style:default-outline-level="" style:list-style-name="">
      <style:paragraph-properties fo:margin-left="0cm" fo:margin-right="0cm" fo:margin-top="0cm" fo:margin-bottom="0.353cm" fo:line-height="115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System Font Regular" fo:font-size="11pt" fo:letter-spacing="normal" fo:language="fr" fo:country="FR" fo:font-style="normal" style:text-underline-style="none" fo:font-weight="normal" style:letter-kerning="true" style:font-name-asian="System Font Regular1" style:font-size-asian="11pt" style:font-style-asian="normal" style:font-weight-asian="normal" style:font-name-complex="System Font Regular1" style:font-size-complex="11pt" style:font-style-complex="normal" style:font-weight-complex="normal" fo:hyphenate="false" fo:hyphenation-remain-char-count="2" fo:hyphenation-push-char-count="2"/>
    </style:style>
    <style:style style:name="Free_20_Form" style:display-name="Free Form" style:family="paragraph" style:default-outline-level="" style:list-style-name="">
      <style:paragraph-properties fo:margin-left="0cm" fo:margin-right="0cm" fo:margin-top="0cm" fo:margin-bottom="0cm" style:line-height-at-least="0.176cm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true" style:font-name-asian="Times New Roman2" style:font-size-asian="10pt" style:font-style-asian="normal" style:font-weight-asian="normal" style:font-name-complex="Times New Roman2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" style:family="text">
      <style:text-properties fo:color="#0000fe" fo:font-size="10pt" style:text-underline-style="solid" style:text-underline-width="auto" style:text-underline-color="#000000" style:font-size-asian="10pt" style:font-size-complex="10pt"/>
    </style:style>
    <style:style style:name="Hyperlink.0" style:family="text" style:parent-style-name="Link">
      <style:text-properties fo:color="#722cfd" style:font-name="Arial1" fo:font-size="11pt" fo:language="fr" fo:country="FR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1" style:family="text" style:parent-style-name="Link">
      <style:text-properties style:font-name="Arial1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Hyperlink.2" style:family="text" style:parent-style-name="Link">
      <style:text-properties style:font-name="Arial1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None" style:family="text"/>
    <style:style style:name="Hyperlink.3" style:family="text" style:parent-style-name="None">
      <style:text-properties fo:color="#2300dc" style:font-name="Arial1" fo:font-size="11pt" fo:language="en" fo:country="US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4" style:family="text" style:parent-style-name="None">
      <style:text-properties fo:color="#b80047" style:font-name="Arial1" fo:font-size="11pt" fo:language="en" fo:country="US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5" style:family="text" style:parent-style-name="None">
      <style:text-properties fo:color="#99284c" style:font-name="Arial1" fo:font-size="11pt" fo:language="en" fo:country="US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6" style:family="text" style:parent-style-name="Link">
      <style:text-properties fo:color="#722cfd" style:font-name="Arial1" fo:font-size="11pt" fo:language="en" fo:country="US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7" style:family="text" style:parent-style-name="Link">
      <style:text-properties fo:color="#b80047" style:font-name="Arial1" fo:font-size="11pt" style:text-underline-style="solid" style:text-underline-width="auto" style:text-underline-color="#000000" fo:font-weight="bold" style:font-name-asian="Arial3" style:font-size-asian="11pt" style:font-weight-asian="bold" style:font-name-complex="Arial3" style:font-size-complex="11pt" style:font-weight-complex="bold"/>
    </style:style>
    <style:style style:name="Hyperlink.8" style:family="text" style:parent-style-name="None">
      <style:text-properties fo:color="#b80047" style:font-name="Arial1" style:text-underline-style="solid" style:text-underline-width="auto" style:text-underline-color="#000000" fo:font-weight="bold" style:font-name-asian="Arial3" style:font-weight-asian="bold" style:font-name-complex="Arial3" style:font-weight-complex="bold"/>
    </style:style>
    <style:style style:name="Hyperlink.9" style:family="text" style:parent-style-name="None">
      <style:text-properties fo:color="#b80047" style:font-name="Arial1" fo:language="en" fo:country="US" style:text-underline-style="solid" style:text-underline-width="auto" style:text-underline-color="#000000" fo:font-weight="bold" style:font-name-asian="Arial3" style:font-weight-asian="bold" style:font-name-complex="Arial3" style:font-weight-complex="bold"/>
    </style:style>
    <style:style style:name="Hyperlink.10" style:family="text" style:parent-style-name="Link">
      <style:text-properties fo:color="#722cfd" style:font-name="Arial1" fo:font-size="11pt" fo:language="en" fo:country="US" style:text-underline-style="none" fo:font-weight="bold" style:font-name-asian="Arial3" style:font-size-asian="11pt" style:font-weight-asian="bold" style:font-name-complex="Arial3" style:font-size-complex="11pt" style:font-weight-complex="bold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font-size="12pt" fo:letter-spacing="normal" fo:font-style="normal" fo:font-weight="normal" style:letter-kerning="true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letter-spacing="normal" fo:font-style="normal" fo:font-weight="normal" style:letter-kerning="true" style:font-name-asian="Lucida Grande1" style:font-style-asian="normal" style:font-weight-asian="normal" style:font-name-complex="Lucida Grande1" style:font-style-complex="normal" style:font-weight-complex="normal" style:text-scale="100%" style:font-relief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text:list-tab-stop-position="0.882cm" fo:text-indent="-0.838cm" fo:margin-left="1.226cm"/>
        </style:list-level-properties>
        <style:text-properties style:font-name="Times New Roman1"/>
      </text:list-level-style-bullet>
      <text:list-level-style-bullet text:level="2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1.191cm" fo:text-indent="-1.191cm" fo:margin-left="1.579cm"/>
        </style:list-level-properties>
        <style:text-properties style:font-name="Times New Roman1"/>
      </text:list-level-style-bullet>
      <text:list-level-style-bullet text:level="3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2.461cm" fo:text-indent="-1.191cm" fo:margin-left="2.849cm"/>
        </style:list-level-properties>
        <style:text-properties style:font-name="Times New Roman1"/>
      </text:list-level-style-bullet>
      <text:list-level-style-bullet text:level="4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3.731cm" fo:text-indent="-1.191cm" fo:margin-left="4.119cm"/>
        </style:list-level-properties>
        <style:text-properties style:font-name="Times New Roman1"/>
      </text:list-level-style-bullet>
      <text:list-level-style-bullet text:level="5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5.001cm" fo:text-indent="-1.191cm" fo:margin-left="5.389cm"/>
        </style:list-level-properties>
        <style:text-properties style:font-name="Times New Roman1"/>
      </text:list-level-style-bullet>
      <text:list-level-style-bullet text:level="6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6.271cm" fo:text-indent="-1.191cm" fo:margin-left="6.659cm"/>
        </style:list-level-properties>
        <style:text-properties style:font-name="Times New Roman1"/>
      </text:list-level-style-bullet>
      <text:list-level-style-bullet text:level="7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7.541cm" fo:text-indent="-1.191cm" fo:margin-left="7.929cm"/>
        </style:list-level-properties>
        <style:text-properties style:font-name="Times New Roman1"/>
      </text:list-level-style-bullet>
      <text:list-level-style-bullet text:level="8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8.811cm" fo:text-indent="-1.191cm" fo:margin-left="9.199cm"/>
        </style:list-level-properties>
        <style:text-properties style:font-name="Times New Roman1"/>
      </text:list-level-style-bullet>
      <text:list-level-style-bullet text:level="9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10.081cm" fo:text-indent="-1.191cm" fo:margin-left="10.469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text:list-tab-stop-position="0.882cm" fo:text-indent="-0.838cm" fo:margin-left="1.226cm"/>
        </style:list-level-properties>
        <style:text-properties style:font-name="Times New Roman1"/>
      </text:list-level-style-bullet>
      <text:list-level-style-bullet text:level="2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1.191cm" fo:text-indent="-1.191cm" fo:margin-left="1.579cm"/>
        </style:list-level-properties>
        <style:text-properties style:font-name="Times New Roman1"/>
      </text:list-level-style-bullet>
      <text:list-level-style-bullet text:level="3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2.461cm" fo:text-indent="-1.191cm" fo:margin-left="2.849cm"/>
        </style:list-level-properties>
        <style:text-properties style:font-name="Times New Roman1"/>
      </text:list-level-style-bullet>
      <text:list-level-style-bullet text:level="4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3.731cm" fo:text-indent="-1.191cm" fo:margin-left="4.119cm"/>
        </style:list-level-properties>
        <style:text-properties style:font-name="Times New Roman1"/>
      </text:list-level-style-bullet>
      <text:list-level-style-bullet text:level="5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5.001cm" fo:text-indent="-1.191cm" fo:margin-left="5.389cm"/>
        </style:list-level-properties>
        <style:text-properties style:font-name="Times New Roman1"/>
      </text:list-level-style-bullet>
      <text:list-level-style-bullet text:level="6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6.271cm" fo:text-indent="-1.191cm" fo:margin-left="6.659cm"/>
        </style:list-level-properties>
        <style:text-properties style:font-name="Times New Roman1"/>
      </text:list-level-style-bullet>
      <text:list-level-style-bullet text:level="7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7.541cm" fo:text-indent="-1.191cm" fo:margin-left="7.929cm"/>
        </style:list-level-properties>
        <style:text-properties style:font-name="Times New Roman1"/>
      </text:list-level-style-bullet>
      <text:list-level-style-bullet text:level="8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8.811cm" fo:text-indent="-1.191cm" fo:margin-left="9.199cm"/>
        </style:list-level-properties>
        <style:text-properties style:font-name="Times New Roman1"/>
      </text:list-level-style-bullet>
      <text:list-level-style-bullet text:level="9" text:style-name="ListLabel_20_1" style:num-suffix="←" text:bullet-char="←">
        <style:list-level-properties text:list-level-position-and-space-mode="label-alignment">
          <style:list-level-label-alignment text:label-followed-by="listtab" text:list-tab-stop-position="10.081cm" fo:text-indent="-1.191cm" fo:margin-left="10.469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2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3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4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5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6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7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8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9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2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3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4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5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6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7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bullet text:level="8" text:style-name="ListLabel_20_2" style:num-suffix="−" text:bullet-char="−">
        <style:list-level-properties text:list-level-position-and-space-mode="label-alignment">
          <style:list-level-label-alignment text:label-followed-by="listtab" fo:text-indent="-0.616cm" fo:margin-left="0.616cm"/>
        </style:list-level-properties>
        <style:text-properties style:font-name="Lucida Grande"/>
      </text:list-level-style-bullet>
      <text:list-level-style-bullet text:level="9" text:style-name="ListLabel_20_2" style:num-suffix="−" text:bullet-char="−">
        <style:list-level-properties text:list-level-position-and-space-mode="label-alignment">
          <style:list-level-label-alignment text:label-followed-by="listtab" fo:text-indent="-1.251cm" fo:margin-left="1.251cm"/>
        </style:list-level-properties>
        <style:text-properties style:font-name="Lucida Grand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6__20_Footer"/>
      </style:header>
      <style:header-left>
        <text:p text:style-name="Header_20__26__20_Footer"/>
      </style:header-left>
      <style:footer>
        <text:p text:style-name="Header_20__26__20_Footer"/>
      </style:footer>
      <style:footer-left>
        <text:p text:style-name="Header_20__26__20_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0-13T22:07:20</dc:date>
    <dc:creator>Graeme Thornber</dc:creator>
    <meta:generator>OpenOffice/4.1.5$Unix OpenOffice.org_project/415m1$Build-9789</meta:generator>
    <meta:editing-duration>PT4H11M40S</meta:editing-duration>
    <meta:editing-cycles>23</meta:editing-cycles>
    <meta:document-statistic meta:table-count="0" meta:image-count="0" meta:object-count="0" meta:page-count="5" meta:paragraph-count="83" meta:word-count="712" meta:character-count="5166"/>
  </office:meta>
</office:document-meta>
</file>